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members">
        <table:table-row>
          <table:table-cell office:value-type="float" office:value="1">
            <text:p>1</text:p>
          </table:table-cell>
          <table:table-cell office:value-type="string">
            <text:p>117957294598128396890</text:p>
          </table:table-cell>
          <table:table-cell office:value-type="string">
            <text:p>ノーラ</text:p>
          </table:table-cell>
          <table:table-cell office:value-type="string">
            <text:p>ノーラ</text:p>
          </table:table-cell>
          <table:table-cell office:value-type="string">
            <text:p>ベリール</text:p>
          </table:table-cell>
          <table:table-cell office:value-type="string">
            <text:p>ワイネク</text:p>
          </table:table-cell>
          <table:table-cell office:value-type="date" office:date-value="2019-12-22" table:style-name="DateCell">
            <text:p>2019-12-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315977953185055105728</text:p>
          </table:table-cell>
          <table:table-cell office:value-type="string">
            <text:p>fesdf</text:p>
          </table:table-cell>
          <table:table-cell office:value-type="string">
            <text:p>n</text:p>
          </table:table-cell>
          <table:table-cell office:value-type="string">
            <text:p>koous</text:p>
          </table:table-cell>
          <table:table-cell office:value-type="string">
            <text:p>tvhg</text:p>
          </table:table-cell>
          <table:table-cell office:value-type="date" office:date-value="2019-12-11" table:style-name="DateCell">
            <text:p>2019-12-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147115069254310426154</text:p>
          </table:table-cell>
          <table:table-cell office:value-type="string">
            <text:p>西本</text:p>
          </table:table-cell>
          <table:table-cell office:value-type="string">
            <text:p>西本</text:p>
          </table:table-cell>
          <table:table-cell office:value-type="string">
            <text:p>NULL</text:p>
          </table:table-cell>
          <table:table-cell office:value-type="string">
            <text:p>千春</text:p>
          </table:table-cell>
          <table:table-cell office:value-type="date" office:date-value="2019-12-04" table:style-name="DateCell">
            <text:p>2019-12-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017498559242885999151</text:p>
          </table:table-cell>
          <table:table-cell office:value-type="string">
            <text:p>ワレーリア</text:p>
          </table:table-cell>
          <table:table-cell office:value-type="string">
            <text:p>ワレーリア</text:p>
          </table:table-cell>
          <table:table-cell office:value-type="string">
            <text:p>NULL</text:p>
          </table:table-cell>
          <table:table-cell office:value-type="string">
            <text:p>エフセエンコ</text:p>
          </table:table-cell>
          <table:table-cell office:value-type="date" office:date-value="2019-12-05" table:style-name="DateCell">
            <text:p>2019-12-0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880530485419698198113</text:p>
          </table:table-cell>
          <table:table-cell office:value-type="string">
            <text:p>スクソムチーウィンナッダナイ</text:p>
          </table:table-cell>
          <table:table-cell office:value-type="string">
            <text:p>スクソムチーウィンナッダナイ
</text:p>
          </table:table-cell>
          <table:table-cell office:value-type="string">
            <text:p>jz</text:p>
          </table:table-cell>
          <table:table-cell office:value-type="string">
            <text:p>mlz</text:p>
          </table:table-cell>
          <table:table-cell office:value-type="date" office:date-value="2019-12-17" table:style-name="DateCell">
            <text:p>2019-12-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555555555555555555555</text:p>
          </table:table-cell>
          <table:table-cell office:value-type="string">
            <text:p>hiuhv</text:p>
          </table:table-cell>
          <table:table-cell office:value-type="string">
            <text:p>uiscf</text:p>
          </table:table-cell>
          <table:table-cell office:value-type="string">
            <text:p>iuhewf</text:p>
          </table:table-cell>
          <table:table-cell office:value-type="string">
            <text:p>ndvjf</text:p>
          </table:table-cell>
          <table:table-cell office:value-type="date" office:date-value="2020-01-01" table:style-name="DateCell">
            <text:p>2020-01-0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919417704896493854301</text:p>
          </table:table-cell>
          <table:table-cell office:value-type="string">
            <text:p>のぞみ</text:p>
          </table:table-cell>
          <table:table-cell office:value-type="string">
            <text:p>xmbj</text:p>
          </table:table-cell>
          <table:table-cell office:value-type="string">
            <text:p>t</text:p>
          </table:table-cell>
          <table:table-cell office:value-type="string">
            <text:p>zz</text:p>
          </table:table-cell>
          <table:table-cell office:value-type="date" office:date-value="2019-11-25" table:style-name="DateCell">
            <text:p>2019-11-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314333741455341745590</text:p>
          </table:table-cell>
          <table:table-cell office:value-type="string">
            <text:p>ピラヤ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office:value-type="string">
            <text:p>fv</text:p>
          </table:table-cell>
          <table:table-cell office:value-type="date" office:date-value="2019-10-14" table:style-name="DateCell">
            <text:p>2019-10-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522222546970621177529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office:value-type="string">
            <text:p>rm</text:p>
          </table:table-cell>
          <table:table-cell office:value-type="string">
            <text:p>wqm</text:p>
          </table:table-cell>
          <table:table-cell office:value-type="date" office:date-value="2019-11-24" table:style-name="DateCell">
            <text:p>2019-11-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866619841105793856074</text:p>
          </table:table-cell>
          <table:table-cell office:value-type="string">
            <text:p>pey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rrnjdkaqf</text:p>
          </table:table-cell>
          <table:table-cell office:value-type="date" office:date-value="2019-11-14" table:style-name="DateCell">
            <text:p>2019-11-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738927349306335905643</text:p>
          </table:table-cell>
          <table:table-cell office:value-type="string">
            <text:p>g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ajo</text:p>
          </table:table-cell>
          <table:table-cell office:value-type="date" office:date-value="2019-12-09" table:style-name="DateCell">
            <text:p>2019-12-0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061375966030011187008</text:p>
          </table:table-cell>
          <table:table-cell office:value-type="string">
            <text:p>tb</text:p>
          </table:table-cell>
          <table:table-cell office:value-type="string">
            <text:p>cd</text:p>
          </table:table-cell>
          <table:table-cell office:value-type="string">
            <text:p>r</text:p>
          </table:table-cell>
          <table:table-cell office:value-type="string">
            <text:p>qjj</text:p>
          </table:table-cell>
          <table:table-cell office:value-type="date" office:date-value="2019-10-13" table:style-name="DateCell">
            <text:p>2019-10-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979237444594315870328</text:p>
          </table:table-cell>
          <table:table-cell office:value-type="string">
            <text:p>gxr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wl</text:p>
          </table:table-cell>
          <table:table-cell office:value-type="date" office:date-value="2019-10-04" table:style-name="DateCell">
            <text:p>2019-10-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914696565681009432357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j</text:p>
          </table:table-cell>
          <table:table-cell office:value-type="string">
            <text:p>kor</text:p>
          </table:table-cell>
          <table:table-cell office:value-type="date" office:date-value="2019-12-10" table:style-name="DateCell">
            <text:p>2019-12-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413005474021680791634</text:p>
          </table:table-cell>
          <table:table-cell office:value-type="string">
            <text:p>ys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xv</text:p>
          </table:table-cell>
          <table:table-cell office:value-type="date" office:date-value="2019-10-29" table:style-name="DateCell">
            <text:p>2019-10-2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023775186723136394474</text:p>
          </table:table-cell>
          <table:table-cell office:value-type="string">
            <text:p>o</text:p>
          </table:table-cell>
          <table:table-cell office:value-type="string">
            <text:p>ju</text:p>
          </table:table-cell>
          <table:table-cell office:value-type="string">
            <text:p>a</text:p>
          </table:table-cell>
          <table:table-cell office:value-type="string">
            <text:p>h</text:p>
          </table:table-cell>
          <table:table-cell office:value-type="date" office:date-value="2019-10-17" table:style-name="DateCell">
            <text:p>2019-10-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509380627479236478832</text:p>
          </table:table-cell>
          <table:table-cell office:value-type="string">
            <text:p>vvq</text:p>
          </table:table-cell>
          <table:table-cell office:value-type="string">
            <text:p>n</text:p>
          </table:table-cell>
          <table:table-cell office:value-type="string">
            <text:p>gf</text:p>
          </table:table-cell>
          <table:table-cell office:value-type="string">
            <text:p>w</text:p>
          </table:table-cell>
          <table:table-cell office:value-type="date" office:date-value="2019-11-30" table:style-name="DateCell">
            <text:p>2019-11-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021521912640019255733</text:p>
          </table:table-cell>
          <table:table-cell office:value-type="string">
            <text:p>o</text:p>
          </table:table-cell>
          <table:table-cell office:value-type="string">
            <text:p>q</text:p>
          </table:table-cell>
          <table:table-cell office:value-type="string">
            <text:p>p</text:p>
          </table:table-cell>
          <table:table-cell office:value-type="string">
            <text:p>j</text:p>
          </table:table-cell>
          <table:table-cell office:value-type="date" office:date-value="2019-11-27" table:style-name="DateCell">
            <text:p>2019-11-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428747779390212952972</text:p>
          </table:table-cell>
          <table:table-cell office:value-type="string">
            <text:p>e</text:p>
          </table:table-cell>
          <table:table-cell office:value-type="string">
            <text:p>jux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date" office:date-value="2019-10-16" table:style-name="DateCell">
            <text:p>2019-10-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437870654431361493688</text:p>
          </table:table-cell>
          <table:table-cell office:value-type="string">
            <text:p>zt</text:p>
          </table:table-cell>
          <table:table-cell office:value-type="string">
            <text:p>q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  <table:table-cell office:value-type="date" office:date-value="2019-11-16" table:style-name="DateCell">
            <text:p>2019-11-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998612980787332655279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rby</text:p>
          </table:table-cell>
          <table:table-cell office:value-type="string">
            <text:p>ru</text:p>
          </table:table-cell>
          <table:table-cell office:value-type="date" office:date-value="2019-12-03" table:style-name="DateCell">
            <text:p>2019-12-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587585298278966308964</text:p>
          </table:table-cell>
          <table:table-cell office:value-type="string">
            <text:p>f</text:p>
          </table:table-cell>
          <table:table-cell office:value-type="string">
            <text:p>ik</text:p>
          </table:table-cell>
          <table:table-cell office:value-type="string">
            <text:p>l</text:p>
          </table:table-cell>
          <table:table-cell office:value-type="string">
            <text:p>j</text:p>
          </table:table-cell>
          <table:table-cell office:value-type="date" office:date-value="2019-10-05" table:style-name="DateCell">
            <text:p>2019-10-0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043728504357339129782</text:p>
          </table:table-cell>
          <table:table-cell office:value-type="string">
            <text:p>w</text:p>
          </table:table-cell>
          <table:table-cell office:value-type="string">
            <text:p>semdk</text:p>
          </table:table-cell>
          <table:table-cell office:value-type="string">
            <text:p>v</text:p>
          </table:table-cell>
          <table:table-cell office:value-type="string">
            <text:p>n</text:p>
          </table:table-cell>
          <table:table-cell office:value-type="date" office:date-value="2019-12-15" table:style-name="DateCell">
            <text:p>2019-12-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147115069254310426154</text:p>
          </table:table-cell>
          <table:table-cell office:value-type="string">
            <text:p>bsdfr</text:p>
          </table:table-cell>
          <table:table-cell office:value-type="string">
            <text:p>ndfg</text:p>
          </table:table-cell>
          <table:table-cell office:value-type="string">
            <text:p>asd</text:p>
          </table:table-cell>
          <table:table-cell office:value-type="string">
            <text:p>dfh</text:p>
          </table:table-cell>
          <table:table-cell office:value-type="date" office:date-value="2020-01-15" table:style-name="DateCell">
            <text:p>2020-01-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234</text:p>
          </table:table-cell>
          <table:table-cell office:value-type="string">
            <text:p>7w5</text:p>
          </table:table-cell>
          <table:table-cell office:value-type="string">
            <text:p>setv</text:p>
          </table:table-cell>
          <table:table-cell office:value-type="string">
            <text:p>NULL</text:p>
          </table:table-cell>
          <table:table-cell office:value-type="string">
            <text:p>43f</text:p>
          </table:table-cell>
          <table:table-cell office:value-type="date" office:date-value="2020-01-18" table:style-name="DateCell">
            <text:p>2020-01-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234</text:p>
          </table:table-cell>
          <table:table-cell office:value-type="string">
            <text:p>tem3</text:p>
          </table:table-cell>
          <table:table-cell office:value-type="string">
            <text:p>temp2</text:p>
          </table:table-cell>
          <table:table-cell office:value-type="string">
            <text:p>asdf</text:p>
          </table:table-cell>
          <table:table-cell office:value-type="string">
            <text:p>temp1</text:p>
          </table:table-cell>
          <table:table-cell office:value-type="date" office:date-value="2020-01-18" table:style-name="DateCell">
            <text:p>2020-01-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5.4.1deb2ubuntu2.1</meta:generator>
    <meta:initial-creator>phpMyAdmin 4.5.4.1deb2ubuntu2.1</meta:initial-creator>
    <meta:creation-date>2020-01-29T18:56:51</meta:creation-date>
  </office:meta>
</office:document-meta>
</file>